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 xmlns:fo="urn:oasis:names:tc:opendocument:xmlns:xsl-fo-compatible:1.0" xmlns:style="urn:oasis:names:tc:opendocument:xmlns:style:1.0" xmlns:dc="http://purl.org/dc/elements/1.1/" xmlns:number="urn:oasis:names:tc:opendocument:xmlns:datastyle:1.0" office:version="1.2">
  <office:automatic-styles>
    <number:date-style style:name="datestyle">
      <number:year number:style="long"/>
      <number:text>-</number:text>
      <number:month number:style="long"/>
      <number:text>-</number:text>
      <number:day/>
    </number:date-style>
    <style:style style:family="table-cell" style:name="cel0">
      <style:text-properties fo:font-weight="bold"/>
    </style:style>
    <style:style style:family="table-cell" style:name="cel1">
      <style:text-properties style:text-underline-style="solid" style:text-underline-type="single" style:text-underline-width="auto" style:text-underline-color="font-color"/>
    </style:style>
  </office:automatic-styles>
  <office:body>
    <office:spreadsheet>
      <table:table table:name="A">
        <table:table-column/>
        <table:table-column/>
        <table:table-column/>
        <table:table-row>
          <table:table-cell table:style-name="cel0" office:value-type="float" office:value="1">
            <text:p>1</text:p>
          </table:table-cell>
          <table:table-cell table:style-name="cel0"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>
          <table:table-cell table:style-name="cel0" office:value-type="float" office:value="4">
            <text:p>4</text:p>
          </table:table-cell>
          <table:table-cell table:style-name="cel0" office:value-type="float" office:value="5">
            <text:p>5</text:p>
          </table:table-cell>
          <table:table-cell office:value-type="float" office:value="6">
            <text:p>6</text:p>
          </table:table-cell>
        </table:table-row>
        <table:table-row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style-name="cel1" office:value-type="float" office:value="9">
            <text:p>9</text:p>
          </table:table-cell>
        </table:table-row>
      </table:table>
    </office:spreadsheet>
  </office:body>
</office:document-content>
</file>